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ObjectReplacements/Object 15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23/content.xml"/>
  <manifest:file-entry manifest:media-type="text/xml" manifest:full-path="Object 23/styles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application/vnd.oasis.opendocument.chart" manifest:full-path="Object 24/"/>
  <manifest:file-entry manifest:media-type="text/xml" manifest:full-path="Object 27/content.xml"/>
  <manifest:file-entry manifest:media-type="text/xml" manifest:full-path="Object 27/styles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application/vnd.oasis.opendocument.chart" manifest:full-path="Object 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7/content.xml"/>
  <manifest:file-entry manifest:media-type="text/xml" manifest:full-path="Object 37/styles.xml"/>
  <manifest:file-entry manifest:media-type="application/vnd.oasis.opendocument.chart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3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direction="ltr" style:rotation-angle="0" style:rotation-align="bottom" style:shadow="none"/>
      <style:text-properties style:font-relief="none"/>
    </style:style>
    <style:style style:name="ce4" style:family="table-cell" style:parent-style-name="Default">
      <style:table-cell-properties style:shadow="none"/>
      <style:text-properties style:font-relief="none"/>
    </style:style>
    <style:style style:name="ce5" style:family="table-cell" style:parent-style-name="Default">
      <style:table-cell-properties style:rotation-align="none" style:shadow="none"/>
      <style:text-properties style:font-relief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1">
          <table:table-cell office:value-type="float" office:value="1">
            <text:p>1</text:p>
          </table:table-cell>
          <table:table-cell office:value-type="string">
            <text:p>项目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项目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>
            <draw:frame table:end-cell-address="A.I17" table:end-x="0.4445in" table:end-y="0.0681in" draw:z-index="1" draw:name="嵌入的对象（OLE）1" draw:style-name="gr1" svg:width="3.1496in" svg:height="2.7559in" svg:x="0.8512in" svg:y="0.0843in">
              <draw:object draw:notify-on-update-of-ranges="A.A1:A.A1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项目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项目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项目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项目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项目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项目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项目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项目1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 office:value-type="string">
            <text:p>项目1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 office:value-type="string">
            <text:p>项目1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3">
            <text:p>13.00</text:p>
          </table:table-cell>
          <table:table-cell office:value-type="string">
            <text:p>项目1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 office:value-type="string">
            <text:p>项目1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 office:value-type="string">
            <text:p>项目1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 office:value-type="string">
            <text:p>项目1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 office:value-type="string">
            <text:p>项目1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 office:value-type="string">
            <text:p>项目1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 office:value-type="string">
            <text:p>项目1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 office:value-type="string">
            <text:p>项目2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 office:value-type="string">
            <text:p>项目2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>
            <draw:frame table:end-cell-address="A.I36" table:end-x="0.4445in" table:end-y="0.1441in" draw:z-index="0" draw:style-name="gr1" svg:width="3.1496in" svg:height="2.7559in" svg:x="0.8512in" svg:y="0.1693in">
              <draw:object draw:notify-on-update-of-ranges="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table:style-name="ce1" office:value-type="float" office:value="22">
            <text:p>22.00</text:p>
          </table:table-cell>
          <table:table-cell office:value-type="string">
            <text:p>项目2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项目2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项目2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项目2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项目2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项目2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项目2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项目2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项目3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项目3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项目3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项目3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项目3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项目3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项目3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项目3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项目3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项目3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项目4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B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 office:value-type="string">
            <text:p>项目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>
            <draw:frame table:end-cell-address="B.I16" table:end-x="0.8748in" table:end-y="0.1157in" draw:z-index="0" draw:style-name="gr1" svg:width="3.1496in" svg:height="2.7559in" svg:x="0.3921in" svg:y="0.1256in">
              <draw:object draw:notify-on-update-of-ranges="A.A1:A.A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项目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项目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项目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项目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项目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项目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项目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项目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项目1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 office:value-type="string">
            <text:p>项目1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 office:value-type="string">
            <text:p>项目1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5"/>
          <table:table-cell/>
          <table:table-cell/>
        </table:table-row>
        <table:table-row table:style-name="ro2">
          <table:table-cell table:style-name="ce1" office:value-type="float" office:value="13">
            <text:p>13.00</text:p>
          </table:table-cell>
          <table:table-cell office:value-type="string">
            <text:p>项目1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 office:value-type="string">
            <text:p>项目1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 office:value-type="string">
            <text:p>项目1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 office:value-type="string">
            <text:p>项目1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 office:value-type="string">
            <text:p>项目1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 office:value-type="string">
            <text:p>项目1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 office:value-type="string">
            <text:p>项目1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 office:value-type="string">
            <text:p>项目2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 office:value-type="string">
            <text:p>项目2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2">
            <text:p>22.00</text:p>
          </table:table-cell>
          <table:table-cell office:value-type="string">
            <text:p>项目2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/>
          <table:table-cell>
            <draw:frame table:end-cell-address="B.I37" table:end-x="0.8839in" table:end-y="0.1331in" draw:z-index="1" draw:style-name="gr1" svg:width="3.1496in" svg:height="2.7559in" svg:x="0.4012in" svg:y="0.1583in">
              <draw:object draw:notify-on-update-of-ranges="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项目2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项目2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项目2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项目2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项目2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项目2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项目2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项目3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项目3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项目3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项目3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项目3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项目3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项目3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项目3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项目3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项目3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项目4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 office:value-type="string">
            <text:p>项目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>
            <draw:frame table:end-cell-address="C.I16" table:end-x="0.8748in" table:end-y="0.1157in" draw:z-index="0" draw:style-name="gr1" svg:width="3.1496in" svg:height="2.7559in" svg:x="0.3921in" svg:y="0.1256in">
              <draw:object draw:notify-on-update-of-ranges="A.A1:A.A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项目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项目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项目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项目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项目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项目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项目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项目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项目1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 office:value-type="string">
            <text:p>项目1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 office:value-type="string">
            <text:p>项目1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5"/>
          <table:table-cell/>
          <table:table-cell/>
        </table:table-row>
        <table:table-row table:style-name="ro2">
          <table:table-cell table:style-name="ce1" office:value-type="float" office:value="13">
            <text:p>13.00</text:p>
          </table:table-cell>
          <table:table-cell office:value-type="string">
            <text:p>项目1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 office:value-type="string">
            <text:p>项目1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 office:value-type="string">
            <text:p>项目1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 office:value-type="string">
            <text:p>项目1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 office:value-type="string">
            <text:p>项目1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 office:value-type="string">
            <text:p>项目1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 office:value-type="string">
            <text:p>项目1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 office:value-type="string">
            <text:p>项目2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 office:value-type="string">
            <text:p>项目2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2">
            <text:p>22.00</text:p>
          </table:table-cell>
          <table:table-cell office:value-type="string">
            <text:p>项目2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/>
          <table:table-cell>
            <draw:frame table:end-cell-address="C.I37" table:end-x="0.8839in" table:end-y="0.1331in" draw:z-index="1" draw:style-name="gr1" svg:width="3.1496in" svg:height="2.7559in" svg:x="0.4012in" svg:y="0.1583in">
              <draw:object draw:notify-on-update-of-ranges="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项目2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项目2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项目2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项目2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项目2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项目2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项目2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项目3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项目3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项目3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项目3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项目3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项目3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项目3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项目3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项目3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项目3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项目4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 office:value-type="string">
            <text:p>项目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>
            <draw:frame table:end-cell-address="D.I16" table:end-x="0.8748in" table:end-y="0.1157in" draw:z-index="0" draw:style-name="gr1" svg:width="3.1496in" svg:height="2.7559in" svg:x="0.3921in" svg:y="0.1256in">
              <draw:object draw:notify-on-update-of-ranges="A.A1:A.A1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项目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项目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项目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项目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项目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项目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项目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项目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项目1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 office:value-type="string">
            <text:p>项目1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 office:value-type="string">
            <text:p>项目1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5"/>
          <table:table-cell/>
          <table:table-cell/>
        </table:table-row>
        <table:table-row table:style-name="ro2">
          <table:table-cell table:style-name="ce1" office:value-type="float" office:value="13">
            <text:p>13.00</text:p>
          </table:table-cell>
          <table:table-cell office:value-type="string">
            <text:p>项目1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 office:value-type="string">
            <text:p>项目1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 office:value-type="string">
            <text:p>项目1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 office:value-type="string">
            <text:p>项目1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 office:value-type="string">
            <text:p>项目1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 office:value-type="string">
            <text:p>项目1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 office:value-type="string">
            <text:p>项目1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 office:value-type="string">
            <text:p>项目2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 office:value-type="string">
            <text:p>项目2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2">
            <text:p>22.00</text:p>
          </table:table-cell>
          <table:table-cell office:value-type="string">
            <text:p>项目2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/>
          <table:table-cell>
            <draw:frame table:end-cell-address="D.I36" table:end-x="0.8839in" table:end-y="0.174in" draw:z-index="1" draw:style-name="gr1" svg:width="3.1496in" svg:height="2.7559in" svg:x="0.4012in" svg:y="0.0138in">
              <draw:object draw:notify-on-update-of-ranges="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项目2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项目2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项目2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项目2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项目2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项目2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项目2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项目3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项目3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项目3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项目3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项目3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项目3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项目3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项目3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项目3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项目3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项目4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E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number-columns-repeated="7" table:default-cell-style-name="ce4"/>
        <table:table-row table:style-name="ro4">
          <table:table-cell office:value-type="float" office:value="1">
            <text:p>1</text:p>
          </table:table-cell>
          <table:table-cell office:value-type="string">
            <text:p>项目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>
            <draw:frame table:end-cell-address="E.I16" table:end-x="0.8748in" table:end-y="0.1157in" draw:z-index="0" draw:style-name="gr1" svg:width="3.1496in" svg:height="2.7559in" svg:x="0.3921in" svg:y="0.1256in">
              <draw:object draw:notify-on-update-of-ranges="A.A1:A.A1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项目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style-name="ce3"/>
          <table:table-cell table:style-name="ce5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项目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项目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项目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项目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项目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项目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项目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项目1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1">
            <text:p>11.00</text:p>
          </table:table-cell>
          <table:table-cell office:value-type="string">
            <text:p>项目1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2">
            <text:p>12.00</text:p>
          </table:table-cell>
          <table:table-cell office:value-type="string">
            <text:p>项目1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5"/>
          <table:table-cell/>
          <table:table-cell/>
        </table:table-row>
        <table:table-row table:style-name="ro2">
          <table:table-cell table:style-name="ce1" office:value-type="float" office:value="13">
            <text:p>13.00</text:p>
          </table:table-cell>
          <table:table-cell office:value-type="string">
            <text:p>项目1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4">
            <text:p>14.00</text:p>
          </table:table-cell>
          <table:table-cell office:value-type="string">
            <text:p>项目1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5">
            <text:p>15.00</text:p>
          </table:table-cell>
          <table:table-cell office:value-type="string">
            <text:p>项目1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6">
            <text:p>16.00</text:p>
          </table:table-cell>
          <table:table-cell office:value-type="string">
            <text:p>项目1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7">
            <text:p>17.00</text:p>
          </table:table-cell>
          <table:table-cell office:value-type="string">
            <text:p>项目1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8">
            <text:p>18.00</text:p>
          </table:table-cell>
          <table:table-cell office:value-type="string">
            <text:p>项目1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19">
            <text:p>19.00</text:p>
          </table:table-cell>
          <table:table-cell office:value-type="string">
            <text:p>项目1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0">
            <text:p>20.00</text:p>
          </table:table-cell>
          <table:table-cell office:value-type="string">
            <text:p>项目2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1">
            <text:p>21.00</text:p>
          </table:table-cell>
          <table:table-cell office:value-type="string">
            <text:p>项目2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table:style-name="ce1" office:value-type="float" office:value="22">
            <text:p>22.00</text:p>
          </table:table-cell>
          <table:table-cell office:value-type="string">
            <text:p>项目2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/>
          <table:table-cell>
            <draw:frame table:end-cell-address="E.I36" table:end-x="0.8839in" table:end-y="0.174in" draw:z-index="1" draw:style-name="gr1" svg:width="3.1496in" svg:height="2.7559in" svg:x="0.4012in" svg:y="0.0138in">
              <draw:object draw:notify-on-update-of-ranges="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项目2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项目2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项目2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项目2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项目2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项目2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项目2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项目3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项目31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项目32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项目33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项目34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项目35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项目36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项目37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项目38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项目39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项目40</text:p>
          </table:table-cell>
          <table:table-cell office:value-type="string">
            <text:p>Test</text:p>
          </table:table-cell>
          <table:table-cell office:value-type="string">
            <text:p>ODF</text:p>
          </table:table-cell>
          <table:table-cell table:number-columns-repeated="7"/>
        </table:table-row>
        <table:table-row table:style-name="ro3" table:number-rows-repeated="65495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Arial" fo:language="en" fo:country="US" style:font-name-asian="SimSun" style:language-asian="zh" style:country-asian="CN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12pt" style:language-asian="zh" style:country-asian="CN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10:30:47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ongyf</meta:initial-creator>
    <meta:creation-date>2009-04-15T09:49:17</meta:creation-date>
    <dc:creator>hongyf</dc:creator>
    <dc:date>2009-04-15T10:41:11</dc:date>
    <dc:language>en-US</dc:language>
    <meta:editing-cycles>2</meta:editing-cycles>
    <meta:editing-duration>PT8M31S</meta:editing-duration>
    <meta:document-statistic meta:table-count="5" meta:cell-count="809" meta:object-count="10"/>
    <meta:user-defined meta:name="Info 1"/>
    <meta:user-defined meta:name="Info 2"/>
    <meta:user-defined meta:name="Info 3"/>
    <meta:user-defined meta:name="Info 4"/>
  </office:meta>
</office:document-meta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24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A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B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1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B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C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3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4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C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D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1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2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D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E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61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66cc"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radar" chart:style-name="ch1">
        <chart:title svg:x="3.312cm" svg:y="0.14cm" chart:style-name="ch2">
          <text:p>主标题</text:p>
        </chart:title>
        <chart:legend chart:legend-position="end" svg:x="6.992cm" svg:y="3.298cm" chart:style-name="ch3"/>
        <chart:plot-area chart:style-name="ch4" table:cell-range-address="E.$K$6:.$K$6" chart:data-source-has-labels="row" svg:x="0.16cm" svg:y="0.923cm" svg:width="6.513cm" svg:height="5.937cm"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行 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solid" draw:fill-color="#ffffff"/>
    </style:style>
    <style:style style:name="ch2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-dash="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gradient-name="" draw:gradient-step-count="0" draw:fill-hatch-name="" draw:fill-hatch-solid="false" draw:fill-image-name="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SimSun" style:font-pitch-asian="variable" style:font-size-asian="9pt" style:font-family-complex="Tahoma" style:font-pitch-complex="variable" style:font-size-complex="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stroke-dash="Dash_20_10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0066cc" draw:fill-gradient-name="Gradient_20_7" draw:gradient-step-count="0" draw:fill-hatch-name="Hatch_20_46" draw:fill-hatch-solid="false" draw:fill-image-name="Bitmap_20_1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8cm" svg:height="7cm" chart:class="chart:area" chart:style-name="ch1">
        <chart:plot-area chart:style-name="ch2" table:cell-range-address="B.$J$12:.$J$12" chart:data-source-has-labels="row" svg:x="0cm" svg:y="0.388cm" svg:width="7.68cm" svg:height="6.597cm" dr3d:vrp="(17980.7850008345 10415.9103702603 24506.1538210437)" dr3d:vpn="(0.416176653696948 0.17363937962709 0.892550479670663)" dr3d:vup="(-0.0733793391750354 0.984809304303488 -0.157372509478358)" dr3d:projection="perspective" dr3d:distance="4.10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3">
            <chart:title svg:x="3.23cm" svg:y="6.548cm" chart:style-name="ch4">
              <text:p>X 轴标题</text:p>
            </chart:title>
            <chart:categories table:cell-range-address="local-table.A2:.A2"/>
            <chart:grid chart:class="major"/>
          </chart:axis>
          <chart:axis chart:dimension="y" chart:name="primary-y" chart:style-name="ch5">
            <chart:title svg:x="0.001cm" svg:y="4.296cm" chart:style-name="ch4">
              <text:p>Y 轴标题</text:p>
            </chart:title>
            <chart:grid chart:class="major"/>
          </chart:axis>
          <chart:series chart:style-name="ch6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行  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_20_1" draw:display-name="Bitmap 1" xlink:href="" xlink:type="simple" xlink:show="embed" xlink:actuate="onLoad"/>
    <draw:stroke-dash draw:name="Dash_20_10" draw:display-name="Dash 10" draw:style="rect" draw:dots1="1" draw:dots1-length="0.02cm" draw:dots2="1" draw:dots2-length="0.02cm" draw:distance="0.02cm"/>
  </office:styles>
</office:document-styles>
</file>